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Times New Roman" style:font-name-asian="Times New Roman" style:font-name-complex="Times New Roman" style:letter-kerning="false"/>
    </style:style>
    <style:style style:name="P2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3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4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5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2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2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5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6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7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8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29" style:parent-style-name="Normal" style:family="paragraph">
      <style:paragraph-properties fo:margin-top="0.0694in" fo:margin-bottom="0.0694in" fo:line-height="100%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3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3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TableColumn37" style:family="table-column">
      <style:table-column-properties style:column-width="0.9875in"/>
    </style:style>
    <style:style style:name="TableColumn38" style:family="table-column">
      <style:table-column-properties style:column-width="4.143in"/>
    </style:style>
    <style:style style:name="Table36" style:family="table">
      <style:table-properties style:width="5.1305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61" style:parent-style-name="Normal" style:family="paragraph">
      <style:paragraph-properties fo:margin-top="0.0694in" fo:margin-bottom="0.0694in" fo:line-height="100%"/>
    </style:style>
    <style:style style:name="T62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6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4" style:parent-style-name="Normal" style:list-style-name="LFO12" style:family="paragraph">
      <style:paragraph-properties fo:margin-top="0.0694in" fo:margin-bottom="0.0694in" fo:line-height="100%"/>
    </style:style>
    <style:style style:name="T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6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67" style:parent-style-name="Normal" style:list-style-name="LFO12" style:family="paragraph">
      <style:paragraph-properties fo:margin-top="0.0694in" fo:margin-bottom="0.0694in" fo:line-height="100%"/>
    </style:style>
    <style:style style:name="T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6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70" style:parent-style-name="Normal" style:list-style-name="LFO12" style:family="paragraph">
      <style:paragraph-properties fo:margin-top="0.0694in" fo:margin-bottom="0.0694in" fo:line-height="100%"/>
    </style:style>
    <style:style style:name="T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7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73" style:parent-style-name="Normal" style:family="paragraph">
      <style:paragraph-properties fo:margin-top="0.0694in" fo:margin-bottom="0.0694in" fo:line-height="100%"/>
    </style:style>
    <style:style style:name="T7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7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76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7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7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7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8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8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8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83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8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8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8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8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8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9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92" style:parent-style-name="Normal" style:family="paragraph">
      <style:paragraph-properties fo:margin-top="0.0694in" fo:margin-bottom="0.0694in" fo:line-height="100%"/>
    </style:style>
    <style:style style:name="T9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9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9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9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9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9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99" style:parent-style-name="Normal" style:family="paragraph">
      <style:paragraph-properties fo:margin-bottom="0in" fo:line-height="100%"/>
    </style:style>
    <style:style style:name="T10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02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3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4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5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6" style:parent-style-name="Normal" style:list-style-name="LFO13" style:family="paragraph">
      <style:paragraph-properties fo:margin-top="0.0694in" fo:margin-bottom="0.0694in" fo:line-height="100%"/>
    </style:style>
    <style:style style:name="T10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0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09" style:parent-style-name="Normal" style:list-style-name="LFO13" style:family="paragraph">
      <style:paragraph-properties fo:margin-top="0.0694in" fo:margin-bottom="0.0694in" fo:line-height="100%"/>
    </style:style>
    <style:style style:name="T11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1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15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6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7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TableColumn122" style:family="table-column">
      <style:table-column-properties style:column-width="1.834in"/>
    </style:style>
    <style:style style:name="TableColumn123" style:family="table-column">
      <style:table-column-properties style:column-width="2.3166in"/>
    </style:style>
    <style:style style:name="Table121" style:family="table">
      <style:table-properties style:width="4.1506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ableRow129" style:family="table-row">
      <style:table-row-properties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144" style:family="table-row">
      <style:table-row-properties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149" style:family="table-row">
      <style:table-row-properties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/>
    </style:style>
    <style:style style:name="P159" style:parent-style-name="Normal" style:family="paragraph">
      <style:paragraph-properties fo:margin-bottom="0in" fo:line-height="100%"/>
    </style:style>
    <style:style style:name="T16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6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62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3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4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5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6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7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8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69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0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1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2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73" style:parent-style-name="Normal" style:family="paragraph">
      <style:paragraph-properties fo:margin-bottom="0in" fo:line-height="100%"/>
    </style:style>
    <style:style style:name="T17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76" style:parent-style-name="Normal" style:list-style-name="LFO16" style:family="paragraph">
      <style:paragraph-properties fo:margin-top="0.0694in" fo:margin-bottom="0.0694in" fo:line-height="100%"/>
    </style:style>
    <style:style style:name="T1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7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79" style:parent-style-name="Normal" style:list-style-name="LFO16" style:family="paragraph">
      <style:paragraph-properties fo:margin-top="0.0694in" fo:margin-bottom="0.0694in" fo:line-height="100%"/>
    </style:style>
    <style:style style:name="T1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8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82" style:parent-style-name="Normal" style:list-style-name="LFO16" style:family="paragraph">
      <style:paragraph-properties fo:margin-top="0.0694in" fo:margin-bottom="0.0694in" fo:line-height="100%"/>
    </style:style>
    <style:style style:name="T18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8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85" style:parent-style-name="Normal" style:list-style-name="LFO16" style:family="paragraph">
      <style:paragraph-properties fo:margin-top="0.0694in" fo:margin-bottom="0.0694in" fo:line-height="100%"/>
    </style:style>
    <style:style style:name="T1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8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88" style:parent-style-name="Normal" style:list-style-name="LFO16" style:family="paragraph">
      <style:paragraph-properties fo:margin-top="0.0694in" fo:margin-bottom="0.0694in" fo:line-height="100%"/>
    </style:style>
    <style:style style:name="T1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9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91" style:parent-style-name="Normal" style:family="paragraph">
      <style:paragraph-properties fo:margin-bottom="0in" fo:line-height="100%"/>
    </style:style>
    <style:style style:name="T19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9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/>
      <text:h text:style-name="P2" text:outline-level="1">Final Project Report — Shopping Chat Assistant</text:h>
      <text:h text:style-name="P3" text:outline-level="2">Objective</text:h>
      <text:p text:style-name="P4">The main goal of this project is to build an AI-powered interactive shopping assistant capable of:</text:p>
      <text:list text:style-name="LFO9" text:continue-numbering="true">
        <text:list-item>
          <text:p text:style-name="P5">Searching for products from Google Shopping via the SerpApi interface.</text:p>
        </text:list-item>
        <text:list-item>
          <text:p text:style-name="P6">Providing intelligent product comparisons and recommendations using Large Language Models (LLMs).</text:p>
        </text:list-item>
        <text:list-item>
          <text:p text:style-name="P7">Evaluating the quality of the model’s responses to improve accuracy and user experience.</text:p>
        </text:list-item>
      </text:list>
      <text:p text:style-name="P8"><text:span text:style-name="T9"><draw:custom-shape svg:x="0in" svg:y="0in" svg:width="45.51042in" svg:height="0.00139in" draw:z-index="0" draw:id="id0" draw:style-name="a0" draw:name="Horizontal Line 254" text:anchor-type="as-char"><svg:title/><svg:desc/><draw:enhanced-geometry draw:type="non-primitive" svg:viewBox="0 0 21600 21600" draw:enhanced-path="M 0 0 L 21600 0 21600 21600 0 21600 Z N"/></draw:custom-shape></text:span></text:p>
      <text:h text:style-name="P10" text:outline-level="2">Project Phases</text:h>
      <text:h text:style-name="P11" text:outline-level="3">1. Data Retrieval — Using SerpApi</text:h>
      <text:p text:style-name="P12">In the first stage, a Python script was developed to:</text:p>
      <text:list text:style-name="LFO10" text:continue-numbering="true">
        <text:list-item>
          <text:p text:style-name="P13">Receive the user’s query (e.g., “best wireless headphones”).</text:p>
        </text:list-item>
        <text:list-item>
          <text:p text:style-name="P14">Send a request to the Google Shopping API (SerpApi).</text:p>
        </text:list-item>
        <text:list-item>
          <text:p text:style-name="P15">Collect product-related data, including:</text:p>
          <text:list text:continue-numbering="true">
            <text:list-item>
              <text:p text:style-name="P16">Title, price, store name, link, and rating (if available).</text:p>
            </text:list-item>
          </text:list>
        </text:list-item>
        <text:list-item>
          <text:p text:style-name="P17">Reformat the retrieved data into a structured format (JSON / DataFrame) for easier processing later.</text:p>
        </text:list-item>
      </text:list>
      <text:p text:style-name="P18"><text:span text:style-name="T19">Skills gained:</text:span><text:span text:style-name="T20"><text:s/>working with RESTful APIs, managing API keys, and handling JSON data.</text:span></text:p>
      <text:p text:style-name="P21"><text:span text:style-name="T22"><draw:custom-shape svg:x="0in" svg:y="0in" svg:width="45.51042in" svg:height="0.00139in" draw:z-index="0" draw:id="id1" draw:style-name="a1" draw:name="Horizontal Line 255" text:anchor-type="as-char"><svg:title/><svg:desc/><draw:enhanced-geometry draw:type="non-primitive" svg:viewBox="0 0 21600 21600" draw:enhanced-path="M 0 0 L 21600 0 21600 21600 0 21600 Z N"/></draw:custom-shape></text:span></text:p>
      <text:h text:style-name="P23" text:outline-level="3">2. LLM Integration — Shopping Chat Assistant</text:h>
      <text:p text:style-name="P24">An interactive chat interface was built that:</text:p>
      <text:list text:style-name="LFO11" text:continue-numbering="true">
        <text:list-item>
          <text:p text:style-name="P25">Receives user queries about products.</text:p>
        </text:list-item>
        <text:list-item>
          <text:p text:style-name="P26">Fetches real-time product data from SerpApi.</text:p>
        </text:list-item>
        <text:list-item>
          <text:p text:style-name="P27">Integrates this data into the conversation context and sends it to an LLM (via Groq API).</text:p>
        </text:list-item>
        <text:list-item>
          <text:p text:style-name="P28">Returns an analytical and summarized response containing comparisons or product recommendations.</text:p>
        </text:list-item>
      </text:list>
      <text:p text:style-name="P29"><text:span text:style-name="T30">Goal:</text:span><text:span text:style-name="T31"><text:s/>to combine factual data from online sources with LLM reasoning to deliver an intelligent shopping experience.</text:span></text:p>
      <text:p text:style-name="P32"><text:span text:style-name="T33"><draw:custom-shape svg:x="0in" svg:y="0in" svg:width="45.51042in" svg:height="0.00139in" draw:z-index="0" draw:id="id2" draw:style-name="a2" draw:name="Horizontal Line 256" text:anchor-type="as-char"><svg:title/><svg:desc/><draw:enhanced-geometry draw:type="non-primitive" svg:viewBox="0 0 21600 21600" draw:enhanced-path="M 0 0 L 21600 0 21600 21600 0 21600 Z N"/></draw:custom-shape></text:span></text:p>
      <text:h text:style-name="P34" text:outline-level="3">3. Accuracy Evaluation — Performance Scoring</text:h>
      <text:p text:style-name="P35">An automated evaluation system was created to measure the quality of the generated responses using three key metrics:</text:p>
      <table:table table:style-name="Table36">
        <table:table-columns>
          <table:table-column table:style-name="TableColumn37"/>
          <table:table-column table:style-name="TableColumn38"/>
        </table:table-columns>
        <table:table-header-rows>
          <table:table-row table:style-name="TableRow39">
            <table:table-cell table:style-name="TableCell40">
              <text:p text:style-name="P41">Metric</text:p>
            </table:table-cell>
            <table:table-cell table:style-name="TableCell42">
              <text:p text:style-name="P43">Description</text:p>
            </table:table-cell>
          </table:table-row>
        </table:table-header-rows>
        <table:table-row table:style-name="TableRow44">
          <table:table-cell table:style-name="TableCell45">
            <text:p text:style-name="P46">Faithfulness</text:p>
          </table:table-cell>
          <table:table-cell table:style-name="TableCell47">
            <text:p text:style-name="P48">How accurately the answer reflects the retrieved product data</text:p>
          </table:table-cell>
        </table:table-row>
        <table:table-row table:style-name="TableRow49">
          <table:table-cell table:style-name="TableCell50">
            <text:p text:style-name="P51">Relevance</text:p>
          </table:table-cell>
          <table:table-cell table:style-name="TableCell52">
            <text:p text:style-name="P53">How well the response addresses the user’s question</text:p>
          </table:table-cell>
        </table:table-row>
        <table:table-row table:style-name="TableRow54">
          <table:table-cell table:style-name="TableCell55">
            <text:p text:style-name="P56">Completeness</text:p>
          </table:table-cell>
          <table:table-cell table:style-name="TableCell57">
            <text:p text:style-name="P58">How comprehensive and detailed the response is</text:p>
          </table:table-cell>
        </table:table-row>
      </table:table>
      <text:p text:style-name="P59"><text:span text:style-name="T60">The total score is calculated as follows:</text:span></text:p>
      <text:p text:style-name="P61"><text:span text:style-name="T62">Total = (0.4 × Faithfulness) + (0.3 × Relevance) + (0.3 × Completeness)</text:span></text:p>
      <text:p text:style-name="P63">The results are then classified into three performance levels:</text:p>
      <text:list text:style-name="LFO12" text:continue-numbering="true">
        <text:list-item>
          <text:p text:style-name="P64"><text:span text:style-name="T65">High:</text:span><text:span text:style-name="T66"><text:s/>≥ 80</text:span></text:p>
        </text:list-item>
        <text:list-item>
          <text:p text:style-name="P67"><text:span text:style-name="T68">Medium:</text:span><text:span text:style-name="T69"><text:s/>50–79</text:span></text:p>
        </text:list-item>
        <text:list-item>
          <text:p text:style-name="P70"><text:span text:style-name="T71">Low:</text:span><text:span text:style-name="T72"><text:s/>&lt; 50</text:span></text:p>
        </text:list-item>
      </text:list>
      <text:p text:style-name="P73"><text:span text:style-name="T74">The updated evaluation results were saved in the file</text:span><text:span text:style-name="T75"><text:line-break/></text:span><text:span text:style-name="T76">data_shopping_eval_checkpoint_clean.xlsx</text:span><text:span text:style-name="T77"><text:line-break/>which includes the columns:</text:span><text:span text:style-name="T78"><text:line-break/></text:span><text:span text:style-name="T79">new_faithfulness</text:span><text:span text:style-name="T80">,<text:s/></text:span><text:span text:style-name="T81">new_relevance</text:span><text:span text:style-name="T82">,<text:s/></text:span><text:span text:style-name="T83">new_completeness</text:span><text:span text:style-name="T84">,<text:s/></text:span><text:span text:style-name="T85">new_total</text:span><text:span text:style-name="T86">, and<text:s/></text:span><text:span text:style-name="T87">new_performance_class</text:span><text:span text:style-name="T88">.</text:span></text:p>
      <text:p text:style-name="P89"><text:span text:style-name="T90"><draw:custom-shape svg:x="0in" svg:y="0in" svg:width="45.51042in" svg:height="0.00139in" draw:z-index="0" draw:id="id3" draw:style-name="a3" draw:name="Horizontal Line 257" text:anchor-type="as-char"><svg:title/><svg:desc/><draw:enhanced-geometry draw:type="non-primitive" svg:viewBox="0 0 21600 21600" draw:enhanced-path="M 0 0 L 21600 0 21600 21600 0 21600 Z N"/></draw:custom-shape></text:span></text:p>
      <text:h text:style-name="P91" text:outline-level="3">4. Similarity &amp; Correlation Analysis</text:h>
      <text:p text:style-name="P92"><text:span text:style-name="T93">A<text:s/></text:span><text:span text:style-name="T94">similarity_score</text:span><text:span text:style-name="T95"><text:s/>was calculated between the model’s response and the retrieved content to measure textual alignment.</text:span><text:span text:style-name="T96"><text:line-break/>Additionally, a<text:s/></text:span><text:span text:style-name="T97">correlation analysis (corr())</text:span><text:span text:style-name="T98"><text:s/>was performed to explore how the three metrics (faithfulness, relevance, completeness) are interrelated and which has the greatest impact on total performance.</text:span></text:p>
      <text:p text:style-name="P99"><text:span text:style-name="T100"><draw:custom-shape svg:x="0in" svg:y="0in" svg:width="45.51042in" svg:height="0.00139in" draw:z-index="0" draw:id="id4" draw:style-name="a4" draw:name="Horizontal Line 258" text:anchor-type="as-char"><svg:title/><svg:desc/><draw:enhanced-geometry draw:type="non-primitive" svg:viewBox="0 0 21600 21600" draw:enhanced-path="M 0 0 L 21600 0 21600 21600 0 21600 Z N"/></draw:custom-shape></text:span></text:p>
      <text:h text:style-name="P101" text:outline-level="2">Results Summary</text:h>
      <text:list text:style-name="LFO13" text:continue-numbering="true">
        <text:list-item>
          <text:p text:style-name="P102">All dataset entries were successfully evaluated.</text:p>
        </text:list-item>
        <text:list-item>
          <text:p text:style-name="P103">The new scores showed significant improvement compared to the previous ones.</text:p>
        </text:list-item>
        <text:list-item>
          <text:p text:style-name="P104">Most responses were categorized as medium to high quality.</text:p>
        </text:list-item>
        <text:list-item>
          <text:p text:style-name="P105">Two main output files were generated:</text:p>
          <text:list text:continue-numbering="true">
            <text:list-item>
              <text:p text:style-name="P106"><text:span text:style-name="T107">data_shopping_eval_comparison.xlsx</text:span><text:span text:style-name="T108"><text:s/>— containing all scores and metrics.</text:span></text:p>
            </text:list-item>
            <text:list-item>
              <text:p text:style-name="P109"><text:span text:style-name="T110">data_shopping_eval_comparison_correlation.xlsx</text:span><text:span text:style-name="T111"><text:s/>— containing correlation matrices among metrics.</text:span></text:p>
            </text:list-item>
          </text:list>
        </text:list-item>
      </text:list>
      <text:p text:style-name="P112"><text:span text:style-name="T113"><draw:custom-shape svg:x="0in" svg:y="0in" svg:width="43.55972in" svg:height="0.00139in" draw:z-index="0" draw:id="id5" draw:style-name="a5" draw:name="Horizontal Line 259" text:anchor-type="as-char"><svg:title/><svg:desc/><draw:enhanced-geometry draw:type="non-primitive" svg:viewBox="0 0 21600 21600" draw:enhanced-path="M 0 0 L 21600 0 21600 21600 0 21600 Z N"/></draw:custom-shape></text:span></text:p>
      <text:h text:style-name="P114" text:outline-level="2">Error Handling</text:h>
      <text:list text:style-name="LFO14" text:continue-numbering="true">
        <text:list-item>
          <text:p text:style-name="P115">Added logic to handle Groq API connection failures and Rate Limit (429) errors.</text:p>
        </text:list-item>
        <text:list-item>
          <text:p text:style-name="P116">Implemented retry mechanisms with waiting intervals.</text:p>
        </text:list-item>
        <text:list-item>
          <text:p text:style-name="P117">When repeated failures occur, default values are assigned to ensure the system continues running without interruption.</text:p>
        </text:list-item>
      </text:list>
      <text:p text:style-name="P118"><text:span text:style-name="T119"><draw:custom-shape svg:x="0in" svg:y="0in" svg:width="45.51042in" svg:height="0.00139in" draw:z-index="0" draw:id="id6" draw:style-name="a6" draw:name="Horizontal Line 260" text:anchor-type="as-char"><svg:title/><svg:desc/><draw:enhanced-geometry draw:type="non-primitive" svg:viewBox="0 0 21600 21600" draw:enhanced-path="M 0 0 L 21600 0 21600 21600 0 21600 Z N"/></draw:custom-shape></text:span></text:p>
      <text:h text:style-name="P120" text:outline-level="2">Tools and Technologies</text:h>
      <table:table table:style-name="Table121">
        <table:table-columns>
          <table:table-column table:style-name="TableColumn122"/>
          <table:table-column table:style-name="TableColumn123"/>
        </table:table-columns>
        <table:table-header-rows>
          <table:table-row table:style-name="TableRow124">
            <table:table-cell table:style-name="TableCell125">
              <text:p text:style-name="P126">Area</text:p>
            </table:table-cell>
            <table:table-cell table:style-name="TableCell127">
              <text:p text:style-name="P128">Tool / Technology</text:p>
            </table:table-cell>
          </table:table-row>
        </table:table-header-rows>
        <table:table-row table:style-name="TableRow129">
          <table:table-cell table:style-name="TableCell130">
            <text:p text:style-name="P131">API Search</text:p>
          </table:table-cell>
          <table:table-cell table:style-name="TableCell132">
            <text:p text:style-name="P133">SerpApi (Google Shopping)</text:p>
          </table:table-cell>
        </table:table-row>
        <table:table-row table:style-name="TableRow134">
          <table:table-cell table:style-name="TableCell135">
            <text:p text:style-name="P136">LLM Integration</text:p>
          </table:table-cell>
          <table:table-cell table:style-name="TableCell137">
            <text:p text:style-name="P138">Groq API (OpenAI-Compatible)</text:p>
          </table:table-cell>
        </table:table-row>
        <table:table-row table:style-name="TableRow139">
          <table:table-cell table:style-name="TableCell140">
            <text:p text:style-name="P141">Data Analysis</text:p>
          </table:table-cell>
          <table:table-cell table:style-name="TableCell142">
            <text:p text:style-name="P143">Python (Pandas, JSON, Requests)</text:p>
          </table:table-cell>
        </table:table-row>
        <table:table-row table:style-name="TableRow144">
          <table:table-cell table:style-name="TableCell145">
            <text:p text:style-name="P146">Text Similarity</text:p>
          </table:table-cell>
          <table:table-cell table:style-name="TableCell147">
            <text:p text:style-name="P148">difflib.SequenceMatcher</text:p>
          </table:table-cell>
        </table:table-row>
        <table:table-row table:style-name="TableRow149">
          <table:table-cell table:style-name="TableCell150">
            <text:p text:style-name="P151">Data Storage</text:p>
          </table:table-cell>
          <table:table-cell table:style-name="TableCell152">
            <text:p text:style-name="P153">Excel (.xlsx)</text:p>
          </table:table-cell>
        </table:table-row>
        <table:table-row table:style-name="TableRow154">
          <table:table-cell table:style-name="TableCell155">
            <text:p text:style-name="P156">Environment Management</text:p>
          </table:table-cell>
          <table:table-cell table:style-name="TableCell157">
            <text:p text:style-name="P158">dotenv (.env)</text:p>
          </table:table-cell>
        </table:table-row>
      </table:table>
      <text:p text:style-name="P159"><text:span text:style-name="T160"><draw:custom-shape svg:x="0in" svg:y="0in" svg:width="45.51042in" svg:height="0.00139in" draw:z-index="0" draw:id="id7" draw:style-name="a7" draw:name="Horizontal Line 261" text:anchor-type="as-char"><svg:title/><svg:desc/><draw:enhanced-geometry draw:type="non-primitive" svg:viewBox="0 0 21600 21600" draw:enhanced-path="M 0 0 L 21600 0 21600 21600 0 21600 Z N"/></draw:custom-shape></text:span></text:p>
      <text:h text:style-name="P161" text:outline-level="2">Challenges</text:h>
      <text:list text:style-name="LFO15" text:continue-numbering="true">
        <text:list-item>
          <text:p text:style-name="P162">Handling dynamic JSON data structures from SerpApi.</text:p>
        </text:list-item>
        <text:list-item>
          <text:p text:style-name="P163">Managing Groq API rate limits effectively.</text:p>
        </text:list-item>
        <text:list-item>
          <text:p text:style-name="P164">Ensuring continuous and stable evaluation for all records.</text:p>
        </text:list-item>
        <text:list-item>
          <text:p text:style-name="P165">Balancing execution speed and evaluation accuracy.</text:p>
        </text:list-item>
        <text:list-item>
          <text:p text:style-name="P166">Improving prompt engineering to maintain full context understanding without word fragmentation.</text:p>
        </text:list-item>
        <text:list-item>
          <text:p text:style-name="P167">Solving JSON formatting issues by developing a repair and validation function.</text:p>
        </text:list-item>
        <text:list-item>
          <text:p text:style-name="P168">Detecting and adapting to the user’s language for better localized responses.</text:p>
        </text:list-item>
        <text:list-item>
          <text:p text:style-name="P169">Handling inaccessible links or API response errors gracefully.</text:p>
        </text:list-item>
        <text:list-item>
          <text:p text:style-name="P170">Designing a user interface that is clean, responsive, and user-friendly.</text:p>
        </text:list-item>
        <text:list-item>
          <text:p text:style-name="P171">Managing chat session history efficiently.</text:p>
        </text:list-item>
        <text:list-item>
          <text:p text:style-name="P172">Ensuring consistent and well-structured data presentation.</text:p>
        </text:list-item>
      </text:list>
      <text:p text:style-name="P173"><text:span text:style-name="T174"><draw:custom-shape svg:x="0in" svg:y="0in" svg:width="45.51042in" svg:height="0.00139in" draw:z-index="0" draw:id="id8" draw:style-name="a8" draw:name="Horizontal Line 262" text:anchor-type="as-char"><svg:title/><svg:desc/><draw:enhanced-geometry draw:type="non-primitive" svg:viewBox="0 0 21600 21600" draw:enhanced-path="M 0 0 L 21600 0 21600 21600 0 21600 Z N"/></draw:custom-shape></text:span></text:p>
      <text:h text:style-name="P175" text:outline-level="2">Future Work / Planned Improvements</text:h>
      <text:list text:style-name="LFO16" text:continue-numbering="true">
        <text:list-item>
          <text:p text:style-name="P176"><text:span text:style-name="T177">Add non-shopping question detection:</text:span><text:span text:style-name="T178"><text:s/>enable the bot to recognize off-topic questions and respond appropriately.</text:span></text:p>
        </text:list-item>
        <text:list-item>
          <text:p text:style-name="P179"><text:span text:style-name="T180">Enhance rate limit management:</text:span><text:span text:style-name="T181"><text:s/>implement smart request queuing or parallel processing to reduce delays.</text:span></text:p>
        </text:list-item>
        <text:list-item>
          <text:p text:style-name="P182"><text:span text:style-name="T183">Expand data sources:</text:span><text:span text:style-name="T184"><text:s/>integrate with additional e-commerce APIs such as Amazon and Noon.</text:span></text:p>
        </text:list-item>
        <text:list-item>
          <text:p text:style-name="P185"><text:span text:style-name="T186">Introduce a predictive quality model:</text:span><text:span text:style-name="T187"><text:s/>train a simple ML model to estimate response quality without manual scoring.</text:span></text:p>
        </text:list-item>
        <text:list-item>
          <text:p text:style-name="P188"><text:span text:style-name="T189">Improve the user interface:</text:span><text:span text:style-name="T190"><text:s/>make comparison and recommendation visualization faster and more intuitive.</text:span></text:p>
        </text:list-item>
      </text:list>
      <text:p text:style-name="P191"><text:span text:style-name="T192"><draw:custom-shape svg:x="0in" svg:y="0in" svg:width="45.51042in" svg:height="0.00139in" draw:z-index="0" draw:id="id9" draw:style-name="a9" draw:name="Horizontal Line 263" text:anchor-type="as-char"><svg:title/><svg:desc/><draw:enhanced-geometry draw:type="non-primitive" svg:viewBox="0 0 21600 21600" draw:enhanced-path="M 0 0 L 21600 0 21600 21600 0 21600 Z N"/></draw:custom-shape></text:span></text:p>
      <text:h text:style-name="P193" text:outline-level="2">Conclusion</text:h>
      <text:p text:style-name="P194">The Shopping Chat Assistant project was successfully completed — from the initial data retrieval and API integration to automated evaluation and analysis.<text:line-break/>The current system performs efficiently, producing accurate, classified, and structured responses.<text:line-break/>Planned future work aims to further improve model accuracy, stability, and user interactivity to deliver an even more advanced and reliable shopping assistant experience.</text:p>
      <text:p text:style-name="P195"><text:span text:style-name="T196"><draw:custom-shape svg:x="0in" svg:y="0in" svg:width="45.51042in" svg:height="0.00139in" draw:z-index="0" draw:id="id10" draw:style-name="a10" draw:name="Horizontal Line 264" text:anchor-type="as-char"><svg:title/><svg:desc/><draw:enhanced-geometry draw:type="non-primitive" svg:viewBox="0 0 21600 21600" draw:enhanced-path="M 0 0 L 21600 0 21600 21600 0 21600 Z N"/></draw:custom-shap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rah Alqahtani</meta:initial-creator>
    <dc:creator>Sarah Alqahtani</dc:creator>
    <meta:creation-date>2025-10-16T12:56:00Z</meta:creation-date>
    <dc:date>2025-10-16T12:56:00Z</dc:date>
    <meta:template xlink:href="Normal" xlink:type="simple"/>
    <meta:editing-cycles>2</meta:editing-cycles>
    <meta:editing-duration>PT0S</meta:editing-duration>
    <meta:document-statistic meta:page-count="1" meta:paragraph-count="87" meta:word-count="712" meta:character-count="5218" meta:row-count="125" meta:non-whitespace-character-count="4561"/>
  </office:meta>
</office:document-meta>
</file>